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940000020274129C5B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666cm" fo:padding-top="0.175cm" fo:padding-bottom="0.175cm" fo:padding-left="0.3cm" fo:padding-right="0.3cm" draw:shadow="visible" draw:shadow-offset-x="0.1cm" draw:shadow-offset-y="0.1cm"/>
    </style:style>
    <style:style style:name="gr6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656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9.4cm" svg:height="15.1cm" svg:x="2.1cm" svg:y="1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8.626cm" svg:height="14.505cm" svg:x="2.4cm" svg:y="2.095cm">
            <draw:image xlink:href="Pictures/10000201000002940000020274129C5B.tif" xlink:type="simple" xlink:show="embed" xlink:actuate="onLoad">
              <text:p/>
            </draw:image>
          </draw:frame>
          <draw:custom-shape draw:style-name="gr3" draw:text-style-name="P1" draw:layer="layout" svg:width="2.8cm" svg:height="0.7cm" svg:x="2.3cm" svg:y="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6.4cm" svg:y1="2.5cm" svg:x2="5.1cm" svg:y2="2.5cm">
            <text:p/>
          </draw:line>
          <draw:frame draw:style-name="gr5" draw:text-style-name="P2" draw:layer="layout" svg:width="3.6cm" svg:height="1.016cm" svg:x="6.5cm" svg:y="2cm">
            <draw:text-box>
              <text:p><text:span text:style-name="T1">Find the data</text:span></text:p>
            </draw:text-box>
          </draw:frame>
          <draw:frame draw:style-name="gr6" draw:text-style-name="P2" draw:layer="layout" svg:width="4.7cm" svg:height="1.006cm" svg:x="15.7cm" svg:y="3.594cm">
            <draw:text-box>
              <text:p><text:span text:style-name="T1">Define the search.</text:span></text:p>
            </draw:text-box>
          </draw:frame>
          <draw:frame draw:style-name="gr5" draw:text-style-name="P2" draw:layer="layout" svg:width="4.5cm" svg:height="1.016cm" svg:x="9.4cm" svg:y="11.1cm">
            <draw:text-box>
              <text:p><text:span text:style-name="T1">Define the results</text:span></text:p>
            </draw:text-box>
          </draw:frame>
          <draw:custom-shape draw:style-name="gr3" draw:text-style-name="P1" draw:layer="layout" svg:width="4.4cm" svg:height="0.9cm" svg:x="2.1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.3cm" svg:y1="11.6cm" svg:x2="6.6cm" svg:y2="11.6cm">
            <text:p/>
          </draw:line>
          <draw:custom-shape draw:style-name="gr3" draw:text-style-name="P1" draw:layer="layout" svg:width="3cm" svg:height="0.7cm" svg:x="11.8cm" svg:y="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5.7cm" svg:y1="4.1cm" svg:x2="13.1cm" svg:y2="3.1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1-28T12:20:53</dc:date>
    <meta:editing-duration>PT2H3M16S</meta:editing-duration>
    <meta:editing-cycles>12</meta:editing-cycles>
    <meta:generator>LibreOffice/3.4$Unix LibreOffice_project/340m1$Build-402</meta:generator>
    <meta:document-statistic meta:object-count="12"/>
  </office:meta>
</office:document-meta>
</file>